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dash" draw:stroke-dash="Ultrafine_20_Dashed" svg:stroke-color="#999999"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999999" draw:fill="solid" draw:fill-color="#cccccc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dash" draw:stroke-dash="Ultrafine_20_Dashed" svg:stroke-color="#999999"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.5pt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P4" style:family="paragraph">
      <style:paragraph-properties fo:text-align="center"/>
    </style:style>
    <style:style style:name="T1" style:family="text">
      <style:text-properties fo:font-size="10.5pt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1" draw:layer="layout" svg:width="3.5cm" svg:height="1.5cm" svg:x="5.135cm" svg:y="2.635cm">
          <text:p text:style-name="P1"><text:span text:style-name="T1">MasterTree</text:span></text:p>
        </draw:rect>
        <draw:rect draw:style-name="gr1" draw:text-style-name="P2" draw:layer="layout" svg:width="3.5cm" svg:height="1.5cm" svg:x="8.635cm" svg:y="2.635cm">
          <text:p text:style-name="P2"><text:span text:style-name="T1">SymbolTree</text:span></text:p>
        </draw:rect>
        <draw:rect draw:style-name="gr1" draw:text-style-name="P2" draw:id="id3" draw:layer="layout" svg:width="3.5cm" svg:height="1.5cm" svg:x="12.135cm" svg:y="2.635cm">
          <text:p text:style-name="P1"><text:span text:style-name="T1">Exporter</text:span></text:p>
        </draw:rect>
        <draw:custom-shape draw:style-name="gr2" draw:text-style-name="P3" draw:id="id2" draw:layer="layout" svg:width="2.5cm" svg:height="2.5cm" svg:x="5.135cm" svg:y="4.635cm">
          <text:p text:style-name="P3"><text:span text:style-name="T2">Devic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id="id4" draw:layer="layout" svg:width="2.5cm" svg:height="2.5cm" svg:x="13.135cm" svg:y="4.635cm">
          <text:p text:style-name="P3"><text:span text:style-name="T2">Applic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1cm" svg:height="0.5cm" svg:x="11.635cm" svg:y="3.1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1cm" svg:height="0.5cm" svg:x="8.135cm" svg:y="3.1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4" draw:text-style-name="P4" draw:layer="layout" svg:x1="5.135cm" svg:y1="3.385cm" svg:x2="5.135cm" svg:y2="5.884cm" draw:start-shape="id1" draw:start-glue-point="3" draw:end-shape="id2" draw:end-glue-point="5">
          <text:p/>
        </draw:connector>
        <draw:connector draw:style-name="gr4" draw:text-style-name="P4" draw:layer="layout" svg:x1="15.635cm" svg:y1="3.385cm" svg:x2="15.635cm" svg:y2="5.884cm" draw:start-shape="id3" draw:start-glue-point="1" draw:end-shape="id4" draw:end-glue-point="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Hannes Matuschek</meta:initial-creator>
    <meta:creation-date>2005-12-10T16:19:53</meta:creation-date>
    <dc:creator>Hannes Matuschek</dc:creator>
    <dc:date>2005-12-10T16:27:33</dc:date>
    <dc:language>en-US</dc:language>
    <meta:editing-cycles>2</meta:editing-cycles>
    <meta:editing-duration>PT7M42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